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</style:style>
    <style:style style:name="P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font-name="arial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im Fitch &lt;jfitch@allegheny.edu&gt;,</text:span><text:line-break/><text:span text:style-name="T1">Chris Hayden &lt;haydenchh1@ec.rr.com&gt;,</text:span><text:line-break/><text:span text:style-name="T1">Dave Bloomer &lt;bloomerda@centurylink.net&gt;,</text:span><text:line-break/><text:span text:style-name="T1">"hgstaub@aol.com" &lt;</text:span><text:a xlink:type="simple" xlink:href="mailto:hgstaub@aol.com" text:style-name="Internet_20_link" text:visited-style-name="Visited_20_Internet_20_Link">hgstaub@aol.com</text:a><text:span text:style-name="T1">&gt;,</text:span></text:p>
      <text:p text:style-name="P1"><text:span text:style-name="T1">Robert Linders &lt;lovell7@verizon.net&gt;</text:span><text:line-break/><text:span text:style-name="T1">Joe O'Brien &lt;mail.joeobrien@gmail.com&gt;,</text:span><text:line-break/><text:span text:style-name="T1">Claude Ogoe &lt;claude.ogoe@gmail.com&gt;,</text:span><text:line-break/><text:span text:style-name="T1">Olivia Hemlock &lt;ohopeindia@hotmail.com&gt;,</text:span><text:line-break/><text:span text:style-name="T1">Tim Dunn &lt;tkdunn@zoominternet.net&gt;,</text:span><text:line-break/><text:span text:style-name="T1">Denyse Hannon &lt;Denyse.Hannon@yahoo.com&gt;,</text:span><text:line-break/><text:span text:style-name="T1">Tom Welsh &lt;twelsh777@gmail.com&gt;,</text:span><text:line-break/><text:span text:style-name="T1">Tiffany Hrach &lt;thrach@gmail.com&gt;,</text:span><text:line-break/><text:span text:style-name="T1">Sharon Montgomery &lt;smontgomery@clarion.edu&gt;,</text:span><text:line-break/><text:span text:style-name="T1">Antoni Moskwa &lt;antonimoskwa@hotmail.com&gt;,</text:span><text:line-break/><text:span text:style-name="T1">Basiula Hotmail &lt;bmoskwa@hotmail.com&gt;,</text:span><text:line-break/><text:span text:style-name="T1">Jamie Lombardi &lt;jamie.lombardi@allegheny.edu&gt;,</text:span><text:line-break/><text:span text:style-name="T1">Laura Lombardi &lt;lalombardi3@gmail.com&gt;,</text:span><text:line-break/><text:span text:style-name="T1">Lombardi &lt;lombardi@windstream.net&gt;,</text:span><text:line-break/><text:span text:style-name="T1">Alexa &lt;alexaspinney@gmail.com&gt;,</text:span><text:line-break/><text:span text:style-name="T1">Paul Lombardi &lt;lombardi@cloudnet.com&gt;,</text:span><text:line-break/><text:span text:style-name="T1">David Murphy &lt;murphyd1@windstream.net&gt;,</text:span><text:line-break/><text:span text:style-name="T1">Harry Davis &lt;harrydavis1955@gmail.com&gt;,</text:span><text:line-break/><text:span text:style-name="T1">John Matviya &lt;jjmatv@comcast.net&gt;,</text:span><text:line-break/><text:span text:style-name="T1">Maggie Patterson &lt;magmatv@gmail.com&gt;,</text:span><text:line-break/><text:span text:style-name="T1">"White, Ralph E" &lt;rwhite@ndc.edu&gt;,</text:span><text:line-break/><text:span text:style-name="T1">Sherry Mason &lt;sherry.sgprinting@windstream.net&gt;,</text:span><text:line-break/><text:span text:style-name="T1">Ted Lucas &lt;tedlucas@ymail.com&gt;,</text:span><text:line-break/><text:span text:style-name="T1">Jacey Lucas &lt;lucasjacey@gmail.com&gt;,</text:span><text:line-break/><text:span text:style-name="T1">Tommy Leech &lt;tlvolleyball@yahoo.com&gt;,</text:span><text:line-break/><text:span text:style-name="T1">DK Mukherjee &lt;debdip_mukherjee@hotmail.com&gt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4-03T17:47:41.83</meta:creation-date>
    <dc:date>2016-04-03T17:54:23.31</dc:date>
    <dc:creator>James Lombardi</dc:creator>
    <meta:editing-duration>PT6M42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2" meta:word-count="88" meta:character-count="1155"/>
  </office:meta>
</office:document-meta>
</file>